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a35" officeooo:paragraph-rsid="001daa35"/>
    </style:style>
    <style:style style:name="P2" style:family="paragraph" style:parent-style-name="Standard">
      <style:text-properties fo:font-weight="bold" officeooo:rsid="001daa35" officeooo:paragraph-rsid="001daa35" style:font-weight-asian="bold" style:font-weight-complex="bold"/>
    </style:style>
    <style:style style:name="P3" style:family="paragraph" style:parent-style-name="Standard">
      <style:text-properties fo:font-weight="normal" officeooo:rsid="001daa35" officeooo:paragraph-rsid="001daa35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daa35" officeooo:paragraph-rsid="001daa35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867b7" officeooo:paragraph-rsid="000867b7" style:font-weight-asian="normal" style:font-weight-complex="normal"/>
    </style:style>
    <style:style style:name="P6" style:family="paragraph" style:parent-style-name="Standard" style:list-style-name="L1">
      <style:text-properties fo:font-weight="bold" officeooo:rsid="001daa35" officeooo:paragraph-rsid="001daa35" style:font-weight-asian="bold" style:font-weight-complex="bold"/>
    </style:style>
    <style:style style:name="P7" style:family="paragraph" style:parent-style-name="Standard" style:list-style-name="L1">
      <style:text-properties fo:font-style="normal" fo:font-weight="bold" officeooo:rsid="000867b7" officeooo:paragraph-rsid="000867b7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0867b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1">Command Name</text:span> – <text:span text:style-name="T5">launch</text:span></text:p>
      <text:p text:style-name="P2"/>
      <text:p text:style-name="P1"><text:span text:style-name="T1">Function –</text:span> <text:span text:style-name="T5">opens a new terminal window and runs the arguments as applications from the window</text:span></text:p>
      <text:p text:style-name="P1"/>
      <text:p text:style-name="P2">Algorithm <text:span text:style-name="T2">- </text:span></text:p>
      <text:p text:style-name="P3"/>
      <text:list xml:id="list1861502250" text:style-name="L1">
        <text:list-item>
          <text:p text:style-name="P4">Start</text:p>
        </text:list-item>
        <text:list-item>
          <text:p text:style-name="P5">Open a new terminal</text:p>
        </text:list-item>
        <text:list-item>
          <text:p text:style-name="P5">Read the argument</text:p>
        </text:list-item>
        <text:list-item>
          <text:p text:style-name="P7"><text:span text:style-name="T2">Run the argument as a command in the new terminal window</text:span></text:p>
        </text:list-item>
        <text:list-item>
          <text:p text:style-name="P6"><text:span text:style-name="T4">Stop</text:span><text:span text:style-name="T2"> </text:span></text:p>
        </text:list-item>
      </text:list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0:56:51.876005076</meta:creation-date>
    <dc:date>2018-10-20T10:58:48.512512337</dc:date>
    <meta:editing-duration>PT1M57S</meta:editing-duration>
    <meta:editing-cycles>1</meta:editing-cycles>
    <meta:document-statistic meta:table-count="0" meta:image-count="0" meta:object-count="0" meta:page-count="1" meta:paragraph-count="8" meta:word-count="45" meta:character-count="238" meta:non-whitespace-character-count="202"/>
    <meta:generator>LibreOffice/6.0.6.2$Linux_X86_64 LibreOffice_project/00m0$Build-2</meta:generator>
  </office:meta>
</office:document-meta>
</file>